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375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郭信在客栈带了几年，周由守决定带郭信出去历练历练。知道这事后，萧莫愁也要跟着。当然，顾老爹没让她去。结果，周带着郭信离开后，顾老爹去看被他锁起来的萧莫愁，却发现窗户开着，桌上有一封信，他急忙追了出去，结果，郭信和周都已经没踪影了。只留老爹在风中伫立。</text:p>
      <text:p text:style-name="Standard">郭信和周加上萧莫愁就在外面开始了游历。</text:p>
      <text:p text:style-name="P1">经过这几年的相处，萧莫愁对郭信渐渐产生了好感。老爹也发现女儿似乎有时会主动亲近郭信。时光飞逝，一日，萧莫愁一席红衣推开客栈的门：“爹，我回来了。”“唉，你这疯丫头，可算回来了，你还知道回来阿。”“爹，你别急，我这次给你带回来一个惊喜。”“什么惊喜？”“我有郎君了。”“什么？你说什么？”“进来吧”，这时候郭信穿着新郎官的衣服走了进来，“这。。这。。”“嘿嘿，爹，这女婿还满意吗？”“你们。。你们问过我了吗就私定终生。”“我们这不是想给您一个惊喜吗，而且就算问了您也只能答应。”“为什么？”“因为呀”，萧莫愁贴到父亲耳边小声说道“我已经有了。”“什么？！”顾老爹惊叫着从椅子上跳起来，原来是场梦阿。他赶忙写信联系周由守，叫他看好这俩，不许他俩走的太近。画面一转，周由守拿着师兄的信笑道：“师兄，这可由不得你了，女大不中留阿，哈哈。”莫愁对这傻小子有意思，居然连师兄都看出来了，望着远处，朝他跑来的郭信，周想， 唉，也就这傻小子自己没看出来吧。等等，难道说。只见，郭信手里拿着一束花跑了过来。周叫莫愁：“莫愁，快看。”萧莫愁看见后不禁小脸一红，周在她耳边说：“终于阿，这傻小子开窍了。”萧莫愁忍不住害羞地笑了，等郭信跑近了，萧莫愁娇羞地低着头等着郭信把花递给她，结果郭信直接把花塞给了周：“周叔，你看我发现了什么，我记得周叔最喜欢这花了，就给采来了，想不到在这种地方能见到这花。”“额。。不错，真是想不到阿，哈哈，小郭真是孝顺地孩子，哈哈。”“对了，我给莫愁也”话还没说完，萧莫愁一个拳头打在郭信胸口上，郭信躺在地上一脸疑惑“怎么了，莫愁，为什么无缘无故”“我看见了只猪”“蜘蛛！”郭信连忙跳起来在身上翻找，在哪呢，你看看是不是跑我背上去了，“没错！”说着萧莫愁照郭信后背又是一脚，气呼呼地走了。周尴尬地笑着说：“没事了小郭，你安全了，哈哈。”郭信趴在地上，艰难地说了声“好。”</text:p>
      <text:p text:style-name="P1"/>
      <text:p text:style-name="P1"/>
      <text:p text:style-name="P1"/>
      <text:p text:style-name="P1">时光流转，郭信终于对萧莫愁有了特殊地感情。于是，他对萧莫愁说，“莫愁，我想和你说一件事。”“什么事？”“我纠结了很久，现在终于想通了。”萧莫愁心跳加速了，问道：“想通了什么？”“我属于江湖，我今生注定要在江湖漂泊。”萧莫愁心想，我就知道，于是她敷演地说：“好阿，恭喜，咱们江湖再”“可是，我也不想离开你。”萧莫愁停住了，她惊讶地看着郭信，不敢相信自己的耳朵。郭信接着说：“我的生活离不开你和江湖，没有任何一样我都会很痛苦。所以，我想问你一个问题。”说着，郭信拉起萧莫愁地手，一脸认真地看着萧莫愁，这个眼神萧莫愁已经不是第一次看到了，在客栈门口那晚，在。。。。。。，萧莫愁一直不知道自己为什么会对这小子有好感，现在她想明白了，就是这个眼神。“莫愁，你愿意和我一起闯荡江湖吗？”萧莫愁幻想过很多郭信告白的话，甚至想过许多自己向郭信告白的话，但是这句话在她听来，是最完美的。之后，郭信把玉佩给了萧莫愁，当作定情信物。萧莫愁把口袋翻遍了，找到了一样东西，说：“我没什么东西可送你的，就把这个给你吧。”于是，她把郭信的卖身契给了郭信，萧莫愁说：“当初这个卖身契都没留住你，还是这个玉佩更有用，卖身契就还你了”。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4T13:10:12.132899799</meta:creation-date>
    <meta:generator>LibreOffice/6.0.7.3$Linux_X86_64 LibreOffice_project/00m0$Build-3</meta:generator>
    <dc:date>2022-08-14T18:10:47.870253699</dc:date>
    <meta:editing-duration>PT2H56M23S</meta:editing-duration>
    <meta:editing-cycles>62</meta:editing-cycles>
    <meta:document-statistic meta:table-count="0" meta:image-count="0" meta:object-count="0" meta:page-count="1" meta:paragraph-count="4" meta:word-count="1410" meta:character-count="1431" meta:non-whitespace-character-count="1430"/>
  </office:meta>
</office:document-meta>
</file>